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Anglais">
      <style:text-properties fo:language="en" fo:country="GB" officeooo:rsid="005181a8" officeooo:paragraph-rsid="001ee73d"/>
    </style:style>
    <style:style style:name="P2" style:family="paragraph" style:parent-style-name="Anglais">
      <style:text-properties fo:language="en" fo:country="GB" officeooo:rsid="001d4bc0" officeooo:paragraph-rsid="001ee73d"/>
    </style:style>
    <style:style style:name="P3" style:family="paragraph" style:parent-style-name="Anglais">
      <style:text-properties fo:language="en" fo:country="GB" officeooo:rsid="00200986" officeooo:paragraph-rsid="001ee73d"/>
    </style:style>
    <style:style style:name="P4" style:family="paragraph" style:parent-style-name="Anglais">
      <style:text-properties fo:language="en" fo:country="GB" officeooo:rsid="0037c10a" officeooo:paragraph-rsid="001ee73d"/>
    </style:style>
    <style:style style:name="P5" style:family="paragraph" style:parent-style-name="Anglais">
      <style:text-properties fo:language="en" fo:country="GB" officeooo:rsid="003a07ec" officeooo:paragraph-rsid="001ee73d"/>
    </style:style>
    <style:style style:name="P6" style:family="paragraph" style:parent-style-name="Anglais">
      <style:text-properties fo:language="en" fo:country="GB" officeooo:rsid="003ad143" officeooo:paragraph-rsid="001ee73d"/>
    </style:style>
    <style:style style:name="P7" style:family="paragraph" style:parent-style-name="Anglais">
      <style:text-properties fo:language="en" fo:country="GB" officeooo:rsid="004d4f84" officeooo:paragraph-rsid="001ee73d"/>
    </style:style>
    <style:style style:name="P8" style:family="paragraph" style:parent-style-name="Anglais">
      <style:text-properties fo:language="en" fo:country="GB" officeooo:rsid="004f4e61" officeooo:paragraph-rsid="001ee73d"/>
    </style:style>
    <style:style style:name="P9" style:family="paragraph" style:parent-style-name="Anglais">
      <style:text-properties fo:language="en" fo:country="GB" officeooo:rsid="0050ef30" officeooo:paragraph-rsid="001ee73d"/>
    </style:style>
    <style:style style:name="P10" style:family="paragraph" style:parent-style-name="Anglais">
      <style:text-properties fo:language="en" fo:country="GB" officeooo:rsid="005172eb" officeooo:paragraph-rsid="001ee73d"/>
    </style:style>
    <style:style style:name="P11" style:family="paragraph" style:parent-style-name="Anglais">
      <style:text-properties officeooo:paragraph-rsid="001ee73d"/>
    </style:style>
    <style:style style:name="P12" style:family="paragraph" style:parent-style-name="Lieux">
      <style:text-properties fo:language="en" fo:country="GB" officeooo:rsid="001d1130" officeooo:paragraph-rsid="001ee73d"/>
    </style:style>
    <style:style style:name="P13" style:family="paragraph" style:parent-style-name="Titre_20_Chapitre">
      <style:paragraph-properties fo:break-before="page"/>
      <style:text-properties fo:language="en" fo:country="GB" officeooo:paragraph-rsid="001ee73d"/>
    </style:style>
    <style:style style:name="T1" style:family="text">
      <style:text-properties officeooo:rsid="00241a79"/>
    </style:style>
    <style:style style:name="T2" style:family="text">
      <style:text-properties officeooo:rsid="00200986"/>
    </style:style>
    <style:style style:name="T3" style:family="text">
      <style:text-properties fo:language="en" fo:country="GB"/>
    </style:style>
    <style:style style:name="T4" style:family="text">
      <style:text-properties fo:language="en" fo:country="GB" officeooo:rsid="001d4bc0"/>
    </style:style>
    <style:style style:name="T5" style:family="text">
      <style:text-properties fo:language="en" fo:country="GB" officeooo:rsid="00200986"/>
    </style:style>
    <style:style style:name="T6" style:family="text">
      <style:text-properties fo:language="en" fo:country="GB" officeooo:rsid="002655ac"/>
    </style:style>
    <style:style style:name="T7" style:family="text">
      <style:text-properties fo:language="en" fo:country="GB" officeooo:rsid="0037c10a"/>
    </style:style>
    <style:style style:name="T8" style:family="text">
      <style:text-properties fo:language="en" fo:country="GB" officeooo:rsid="003a07ec"/>
    </style:style>
    <style:style style:name="T9" style:family="text">
      <style:text-properties fo:language="en" fo:country="GB" officeooo:rsid="003ad143"/>
    </style:style>
    <style:style style:name="T10" style:family="text">
      <style:text-properties fo:language="en" fo:country="GB" officeooo:rsid="004d4f84"/>
    </style:style>
    <style:style style:name="T11" style:family="text">
      <style:text-properties fo:language="en" fo:country="GB" officeooo:rsid="004f4e61"/>
    </style:style>
    <style:style style:name="T12" style:family="text">
      <style:text-properties officeooo:rsid="003a07ec"/>
    </style:style>
    <style:style style:name="T13" style:family="text">
      <style:text-properties officeooo:rsid="003b3a51"/>
    </style:style>
    <style:style style:name="T14" style:family="text">
      <style:text-properties officeooo:rsid="004f4e61"/>
    </style:style>
    <style:style style:name="T15" style:family="text">
      <style:text-properties officeooo:rsid="0050ef30"/>
    </style:style>
    <style:style style:name="T16" style:family="text">
      <style:text-properties officeooo:rsid="005172eb"/>
    </style:style>
    <style:style style:name="T17" style:family="text">
      <style:text-properties officeooo:rsid="0055e5e2"/>
    </style:style>
    <style:style style:name="T18" style:family="text">
      <style:text-properties officeooo:rsid="005181a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 text:outline-level="1"><text:span text:style-name="T1">Chapter 3: </text:span>The Hogwarts Express</text:h>
      <text:h text:style-name="P12" text:outline-level="3"><text:bookmark-start text:name="__RefHeading___Toc360_3026259937"/>King’s Cross—September 1991<text:bookmark-end text:name="__RefHeading___Toc360_3026259937"/></text:h>
      <text:p text:style-name="P2">Vlad sighed while squeezing through the crowd, his aunt following closely. He could sense the presence of Sergei, remaining in his post of bodyguard, disappearing in the shadows, but ready to step in if nether Katya nor Vlad could overcome the threat.</text:p>
      <text:p text:style-name="P2">And the probabilities are low, thought Vlad ironically, before grumbling in Russian against a ginger girl who bumped into him. Platform 9 ¾ of King’s Cross station was packed, even if the Hogwarts Express was not scheduled to leave until one hour later.</text:p>
      <text:p text:style-name="P2">The little ginger girl blushed, but Vladmir ignored her, his public mask put into place, and continued to the back of the train. There was a lot less people, to his relief. He turned to his aunt, and allowed himself to remove the hood of his <text:span text:style-name="T2">wizard</text:span> <text:span text:style-name="T2">robe, glaring at the loud crowd of parents and children.</text:span></text:p>
      <text:p text:style-name="P11"><text:span text:style-name="T4">“</text:span><text:span text:style-name="Russe"><text:span text:style-name="T5">I’d rather have gone to Durmstrang,</text:span></text:span><text:span text:style-name="T3">” </text:span><text:span text:style-name="T5">he protested on principle to his aunt.</text:span></text:p>
      <text:p text:style-name="P3">She raised an eyebrow, only sign of <text:span text:style-name="T1">her </text:span>amusement, and <text:span text:style-name="T1">passed her hand through her hair, ruffling her shock of hair. They had had this conversation dozens of times, the same arguments repeated indefinitely. She knew Vlad didn’t want the celebrity he would have at Hogwarts, preferring the gloomier atmosphere of Durmstrang.</text:span></text:p>
      <text:p text:style-name="P11"><text:span text:style-name="T5">“</text:span><text:span text:style-name="Russe"><text:span text:style-name="T6">You know perfectly well that Igor is a compete moron, as well as a coward, and that the magic studied there is ridicule.</text:span></text:span><text:span text:style-name="T3">”</text:span></text:p>
      <text:p text:style-name="P11"><text:span text:style-name="T3">“</text:span><text:span text:style-name="Russe"><text:span text:style-name="T6">I know Katya, but at least there are lessons on dark magic.</text:span></text:span><text:span text:style-name="T3">”</text:span></text:p>
      <text:p text:style-name="P11"><text:span text:style-name="T3">“</text:span><text:span text:style-name="Russe"><text:span text:style-name="T6">You wouldn’t have learned anything you didn’t know, kitty</text:span></text:span><text:span text:style-name="Russe"><text:span text:style-name="T3">,</text:span></text:span><text:span text:style-name="T3">” </text:span><text:span text:style-name="T7">Katya smiled, “</text:span><text:span text:style-name="Russe"><text:span text:style-name="T7">and your parents studied in Hogwarts.</text:span></text:span><text:span text:style-name="T7">”</text:span></text:p>
      <text:p text:style-name="P4">Vlad sighed and <text:span text:style-name="T12">grumbled some more vainly, as Sergei’s laughter rang behind him.</text:span></text:p>
      <text:p text:style-name="P11"><text:span text:style-name="T7">“</text:span><text:span text:style-name="Russe"><text:span text:style-name="T8">Come on kitty, you know what to do in Hogwarts, and you will be able to make connexions and broaden your knowledge, after all…</text:span></text:span><text:span text:style-name="T8">”</text:span></text:p>
      <text:p text:style-name="P11"><text:span text:style-name="T3">“</text:span><text:span text:style-name="Russe"><text:span text:style-name="T8">Knowledge is power</text:span></text:span><text:span text:style-name="T3">”, </text:span><text:span text:style-name="T8">finished Vlad, smiling and looking at the man that appeared suddenly.</text:span></text:p>
      <text:p text:style-name="P5">He was tall, pale, and his eyes were of a hypnotic red, he was fascinating, but his aura was scary. Upon realising several pupils stared at them, intrigued by their eastern accent, he gave a faint scowl, show two long sharp canines. The youngest turned pale and some wizard parents discreetly took their want out.</text:p>
      <text:p text:style-name="P11"><text:span text:style-name="T8">“</text:span><text:span text:style-name="Russe"><text:span text:style-name="T8">Sergei, stop frightening everyone, bloody vampire</text:span></text:span><text:span text:style-name="T3">”, </text:span><text:span text:style-name="T8">Katya smiled.</text:span></text:p>
      <text:p text:style-name="P11"><text:span text:style-name="T3">“</text:span><text:span text:style-name="Russe"><text:span text:style-name="T8">Yes, your majesty</text:span></text:span><text:span text:style-name="T3">”, </text:span><text:span text:style-name="T8">laughed the vampire, flippantly turning his back on the menacing humans. “</text:span><text:span text:style-name="Russe"><text:span text:style-name="T8">Go ahead kitty, you will be able to manipulate everyone. I would love to see their face when they realise you are they Survivor-who-vanished Harry Potter.</text:span></text:span><text:span text:style-name="T3">”</text:span></text:p>
      <text:p text:style-name="P11"><text:span text:style-name="T3">“</text:span><text:span text:style-name="Russe"><text:span text:style-name="T9">Yeah, but you can’t, nobody’s perfect,</text:span></text:span><text:span text:style-name="T3">” </text:span><text:span text:style-name="T9">Katya laughed at him. “</text:span><text:span text:style-name="Russe"><text:span text:style-name="T9">More seriously Vlad, if someone tries to hurt you, remind them you are…</text:span></text:span><text:span text:style-name="T3">”</text:span></text:p>
      <text:p text:style-name="P11"><text:soft-page-break/><text:span text:style-name="T3">“</text:span><text:span text:style-name="Russe"><text:span text:style-name="T9">I know, I am Vladmir Vassilievitch Kemenov, Lord Potter and crown prince of Kzerna,</text:span></text:span><text:span text:style-name="T3">” </text:span><text:span text:style-name="T9">said Vlad, with a lopsided grin.</text:span></text:p>
      <text:p text:style-name="P11"><text:span text:style-name="T3">“</text:span><text:span text:style-name="Russe"><text:span text:style-name="T9">Exactly Kitty. So don’t let anyone get in your way, and send me Hedwig at worst.</text:span></text:span><text:span text:style-name="T3">”</text:span></text:p>
      <text:p text:style-name="P6">A signal rang in the station and the train whistled. The vampire cursed and rapidly took a small packet out, before pointing his wand on the object, which took the form of a heavy trunk. With another gesture, he made an owl cage appear, where a snowy owl hooted <text:span text:style-name="T13">in protest against the shake-up.</text:span></text:p>
      <text:p text:style-name="P11"><text:span text:style-name="T9">“</text:span><text:span text:style-name="Russe"><text:span text:style-name="T10">Come on little prince, be brave! Make the most of your student life and above all, don’t kill anybody… unless you are sure yo won’t get caught!</text:span></text:span><text:span text:style-name="T3">”</text:span></text:p>
      <text:p text:style-name="P7">On that last piece of advice, Katya kissed her nephew on the forehead. She moved aside an unruly lock that poke out of his ponytail and straightened his glasses up gently. Vlad sighed of this sentimentalism and hugged her before saying Sergei goodbye. He climbed in the carriage right when the train started and waved his family one last time. Then, he watched them apparate <text:span text:style-name="T14">away, while other parents waved their children, some crying like this large ginger woman, whose daughter bumped into him.</text:span></text:p>
      <text:p text:style-name="P8">His face expressionless once again, he looked off the window and cast a spell on his suitcase. After all, the Hogwarts Express was a part of the school, some magic was allowed! Vlad then hunted for an empty compartment. He found one at the far end of the carriage, levitated his case, and dropped onto the seat.</text:p>
      <text:p text:style-name="P11"><text:span text:style-name="T11">“</text:span><text:span text:style-name="Fourchelangue"><text:span text:style-name="T11">Sasha, you can get out,</text:span></text:span><text:span text:style-name="T3">” </text:span><text:span text:style-name="T11">he murmured, getting a hand in his pocket.</text:span></text:p>
      <text:p text:style-name="P8">A relieved whistling responded and a small silvery snake got out.</text:p>
      <text:p text:style-name="P11"><text:span text:style-name="T11">“</text:span><text:span text:style-name="Fourchelangue"><text:span text:style-name="T11">At last! I was chocking n here! Next time, I take my rightful place!</text:span></text:span><text:span text:style-name="T3">”</text:span></text:p>
      <text:p text:style-name="P8">Vlad scratched gently the ice viper, who <text:span text:style-name="T15">sighed out of bliss. He remembered how he had discovered his gift: he had found Sasha fatally injured by a muggle farmer’s pitchfork blow. The small snake was agonising and had begged him to kill it. Instead, and despite his surprise of understanding the snake, he brought it to her aunt, running as fast as his five-year-old legs could bear him. He saved Sasha and discovered the name of his gift. He was a Parselmouth.</text:span></text:p>
      <text:p text:style-name="P9">He would need to be careful in Hogwarts, and Sasha knew she needed to hide, if she wanted to accompany him. After all, only cats, rats, toads and owls were allowed…</text:p>
      <text:p text:style-name="P9">Sasha suddenly whistled and curled around his wrist, transforming into a silver snake-shaped bracelet. He door opened on a young girl with dishevelled hair, and a chubby, panicking boy.</text:p>
      <text:p text:style-name="P9">“Sorry to bother you nut haven’t you seen a toad? Neville lost his….”</text:p>
      <text:p text:style-name="P9">“No,” said Vlad briskly, expressionless.</text:p>
      <text:p text:style-name="P9">“Never mind!” sighed the girl, disappointed. “We have just <text:span text:style-name="T16">went through the whole train….”</text:span></text:p>
      <text:p text:style-name="P10">Vlad did not answer, only raising a mocking eyebrow, staring at them. A Muggle-born, judging by her surprised look for his wizard outfit.</text:p>
      <text:p text:style-name="P10">“You should change…”</text:p>
      <text:p text:style-name="P10"><text:soft-page-break/>“The train arrives in several hours, but you can stay if you want to enjoy the show,” V<text:span text:style-name="T17">la</text:span>d sneered.</text:p>
      <text:p text:style-name="P10">The girl suddenly blushed and rushed out of the compartment, while Neville stared at his forehead.</text:p>
      <text:p text:style-name="P10">My, my. That’s interesting, Vlad thought. He did not seem panicked now. Just rightly managed interest. Pure-blood, that’s for sure, and he plays an excellent role, apparently.</text:p>
      <text:p text:style-name="P10">“Neville Frank Longbottom, heir of the Very Noble Longbottom Family”, <text:span text:style-name="T18">he declared, extending his hand to Vlad, his face unblinking.</text:span></text:p>
      <text:p text:style-name="P10">“<text:span text:style-name="T18">Vladmir Vassilievitch Kemenov, Lord Potter,” answered Vlad, shaking his hand.</text:span></text:p>
      <text:p text:style-name="P10">“<text:span text:style-name="T18">So, you are alive. How do I call the Potter heir?”</text:span></text:p>
      <text:p text:style-name="P10">“<text:span text:style-name="T18">My life name will be enough. And you keep your card close to your chest, lord Longbottom.”</text:span></text:p>
      <text:p text:style-name="P10">“<text:span text:style-name="T18">As any self-respecting Heir,” he smiled. “I am Neville.”</text:span></text:p>
      <text:p text:style-name="P10">“<text:span text:style-name="T18">Vlad.”</text:span></text:p>
      <text:p text:style-name="P1">The boys shacked their hands once more, and Neville got out of the compartment, an anxious look on his face once more. The young wizard gave a faint, cold smile, looking at the door.</text:p>
      <text:p text:style-name="P1">His mother was right. Politics started at school, and he had made his first contact. The die is cast. Vlad Kemenov was turning up at Hogwar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Vlad_20_Kemenov" style:display-name="Vlad Kemenov" style:family="paragraph" style:parent-style-name="Text_20_body" style:master-page-name="">
      <loext:graphic-properties draw:fill="none" draw:fill-color="#729fcf"/>
      <style:paragraph-properties style:page-number="auto" fo:background-color="transparent" style:writing-mode="page">
        <style:tab-stops/>
      </style:paragraph-properties>
      <style:text-properties style:font-name="Liberation Serif" fo:font-family="'Liberation Serif'" style:font-family-generic="roman" style:font-pitch="variable" fo:font-weight="normal" style:font-weight-asian="normal" style:font-weight-complex="normal"/>
    </style:style>
    <style:style style:name="Anglais" style:family="paragraph" style:parent-style-name="Vlad_20_Kemenov" style:master-page-name="">
      <loext:graphic-properties draw:fill="none" draw:fill-color="#729fcf"/>
      <style:paragraph-properties fo:margin-top="0cm" fo:margin-bottom="0.247cm" loext:contextual-spacing="false" fo:line-height="120%" fo:text-align="start" style:justify-single-word="false" style:page-number="auto" fo:background-color="transparent" style:shadow="none" style:writing-mode="page">
        <style:tab-stops/>
      </style:paragraph-properties>
      <style:text-properties style:font-name="Liberation Serif" fo:font-family="'Liberation Serif'" style:font-family-generic="roman" style:font-pitch="variable" fo:font-style="normal" fo:font-weight="normal" officeooo:rsid="024b77a2" style:font-size-asian="10.5pt" style:font-style-asian="normal" style:font-weight-asian="normal" style:font-style-complex="normal" style:font-weight-complex="norm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re_20_Chapitre" style:display-name="Titre Chapitre" style:family="paragraph" style:parent-style-name="Heading_20_1" style:next-style-name="Lieux" style:default-outline-level="1" style:list-style-name="">
      <style:paragraph-properties style:writing-mode="page"/>
      <style:text-properties style:font-size-asian="10.5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eux" style:family="paragraph" style:parent-style-name="Heading_20_3" style:next-style-name="Anglais" style:default-outline-level="3" style:list-style-name="">
      <style:paragraph-properties style:writing-mode="page"/>
    </style:style>
    <style:style style:name="Russe" style:family="text">
      <style:text-properties fo:font-weight="bold" style:font-size-asian="10.5pt"/>
    </style:style>
    <style:style style:name="Fourchelangue" style:family="text">
      <style:text-properties fo:font-style="italic" style:font-size-asian="10.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23T21:12:23.673643552</meta:creation-date>
    <meta:generator>LibreOffice/6.4.4.2$Linux_X86_64 LibreOffice_project/40$Build-2</meta:generator>
    <dc:date>2020-07-23T21:13:50.613458882</dc:date>
    <meta:editing-duration>PT1M28S</meta:editing-duration>
    <meta:editing-cycles>1</meta:editing-cycles>
    <meta:document-statistic meta:table-count="0" meta:image-count="0" meta:object-count="0" meta:page-count="3" meta:paragraph-count="45" meta:word-count="1131" meta:character-count="6553" meta:non-whitespace-character-count="5468"/>
  </office:meta>
</office:document-meta>
</file>